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0.5827in" svg:y="4.7972in">
            <draw:object draw:notify-on-update-of-ranges="Sheet1.I1:Sheet1.I1 Sheet1.J2:Sheet1.J21 Sheet1.J1:Sheet1.J1 Sheet1.I2:Sheet1.I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0.5256in" svg:y="0.8472in">
            <draw:object draw:notify-on-update-of-ranges="Sheet1.I1:Sheet1.I1 Sheet1.K2:Sheet1.K21 Sheet1.K1:Sheet1.K1 Sheet1.I2:Sheet1.I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опорная плоскость</text:p>
          </table:table-cell>
          <table:table-cell/>
          <table:table-cell office:value-type="string" calcext:value-type="string">
            <text:p>максимум</text:p>
          </table:table-cell>
          <table:table-cell/>
          <table:table-cell office:value-type="string" calcext:value-type="string">
            <text:p>Nu, GHz</text:p>
          </table:table-cell>
          <table:table-cell office:value-type="string" calcext:value-type="string">
            <text:p>l</text:p>
          </table:table-cell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^2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/>
          <table:table-cell office:value-type="float" office:value="5.43" calcext:value-type="float">
            <text:p>5.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98" calcext:value-type="float">
            <text:p>5.98</text:p>
          </table:table-cell>
          <table:table-cell table:formula="of:=1/[.F2]" office:value-type="float" office:value="0.167224080267559" calcext:value-type="float">
            <text:p>0.1672240803</text:p>
          </table:table-cell>
          <table:table-cell office:value-type="float" office:value="4.425" calcext:value-type="float">
            <text:p>4.43</text:p>
          </table:table-cell>
          <table:table-cell office:value-type="float" office:value="0" calcext:value-type="float">
            <text:p>0</text:p>
          </table:table-cell>
          <table:table-cell table:formula="of:=SIN(2 * PI() * ([.H2]-[.$H$2]) / [.$F$2])" office:value-type="float" office:value="0" calcext:value-type="float">
            <text:p>0</text:p>
          </table:table-cell>
          <table:table-cell table:formula="of:=[.J2]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/>
          <table:table-cell office:value-type="float" office:value="6.41" calcext:value-type="float">
            <text:p>6.41</text:p>
          </table:table-cell>
          <table:table-cell table:number-columns-repeated="4"/>
          <table:table-cell table:formula="of:=[.H2]+(5.92-4.425)/19" office:value-type="float" office:value="4.50368421052632" calcext:value-type="float">
            <text:p>4.50</text:p>
          </table:table-cell>
          <table:table-cell office:value-type="float" office:value="0" calcext:value-type="float">
            <text:p>0</text:p>
          </table:table-cell>
          <table:table-cell table:formula="of:=SIN(2 * PI() * ([.H3]-[.$H$2]) / [.$F$2])" office:value-type="float" office:value="0.082579345472332" calcext:value-type="float">
            <text:p>0.0825793455</text:p>
          </table:table-cell>
          <table:table-cell table:formula="of:=[.J3]^2" office:value-type="float" office:value="0.00681934829863876" calcext:value-type="float">
            <text:p>0.0068193483</text:p>
          </table:table-cell>
        </table:table-row>
        <table:table-row table:style-name="ro1">
          <table:table-cell table:formula="of:=AVERAGE([.A2:.A3])" office:value-type="float" office:value="4.425" calcext:value-type="float">
            <text:p>4.425</text:p>
          </table:table-cell>
          <table:table-cell/>
          <table:table-cell table:formula="of:=AVERAGE([.C2:.C3])" office:value-type="float" office:value="5.92" calcext:value-type="float">
            <text:p>5.92</text:p>
          </table:table-cell>
          <table:table-cell table:number-columns-repeated="4"/>
          <table:table-cell table:formula="of:=[.H3]+(5.92-4.425)/19" office:value-type="float" office:value="4.58236842105263" calcext:value-type="float">
            <text:p>4.58</text:p>
          </table:table-cell>
          <table:table-cell office:value-type="float" office:value="0" calcext:value-type="float">
            <text:p>0</text:p>
          </table:table-cell>
          <table:table-cell table:formula="of:=SIN(2 * PI() * ([.H4]-[.$H$2]) / [.$F$2])" office:value-type="float" office:value="0.164594590280733" calcext:value-type="float">
            <text:p>0.1645945903</text:p>
          </table:table-cell>
          <table:table-cell table:formula="of:=[.J4]^2" office:value-type="float" office:value="0.0270913791496824" calcext:value-type="float">
            <text:p>0.0270913791</text:p>
          </table:table-cell>
        </table:table-row>
        <table:table-row table:style-name="ro1">
          <table:table-cell table:number-columns-repeated="7"/>
          <table:table-cell table:formula="of:=[.H4]+(5.92-4.425)/19" office:value-type="float" office:value="4.66105263157895" calcext:value-type="float">
            <text:p>4.66</text:p>
          </table:table-cell>
          <table:table-cell office:value-type="float" office:value="1" calcext:value-type="float">
            <text:p>1</text:p>
          </table:table-cell>
          <table:table-cell table:formula="of:=SIN(2 * PI() * ([.H5]-[.$H$2]) / [.$F$2])" office:value-type="float" office:value="0.245485487140798" calcext:value-type="float">
            <text:p>0.2454854871</text:p>
          </table:table-cell>
          <table:table-cell table:formula="of:=[.J5]^2" office:value-type="float" office:value="0.060263124396755" calcext:value-type="float">
            <text:p>0.0602631244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/>
          <table:table-cell office:value-type="float" office:value="6.8" calcext:value-type="float">
            <text:p>6.8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4*([.C8]-[.A8])" office:value-type="float" office:value="6.76" calcext:value-type="float">
            <text:p>6.76</text:p>
          </table:table-cell>
          <table:table-cell table:formula="of:=1/[.F6]" office:value-type="float" office:value="0.14792899408284" calcext:value-type="float">
            <text:p>0.1479289941</text:p>
          </table:table-cell>
          <table:table-cell table:formula="of:=[.H5]+(5.92-4.425)/19" office:value-type="float" office:value="4.73973684210526" calcext:value-type="float">
            <text:p>4.74</text:p>
          </table:table-cell>
          <table:table-cell office:value-type="float" office:value="2" calcext:value-type="float">
            <text:p>2</text:p>
          </table:table-cell>
          <table:table-cell table:formula="of:=SIN(2 * PI() * ([.H6]-[.$H$2]) / [.$F$2])" office:value-type="float" office:value="0.324699469204682" calcext:value-type="float">
            <text:p>0.3246994692</text:p>
          </table:table-cell>
          <table:table-cell table:formula="of:=[.J6]^2" office:value-type="float" office:value="0.105429745301802" calcext:value-type="float">
            <text:p>0.105429745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formula="of:=[.H6]+(5.92-4.425)/19" office:value-type="float" office:value="4.81842105263158" calcext:value-type="float">
            <text:p>4.82</text:p>
          </table:table-cell>
          <table:table-cell office:value-type="float" office:value="4" calcext:value-type="float">
            <text:p>4</text:p>
          </table:table-cell>
          <table:table-cell table:formula="of:=SIN(2 * PI() * ([.H7]-[.$H$2]) / [.$F$2])" office:value-type="float" office:value="0.401695424652968" calcext:value-type="float">
            <text:p>0.4016954247</text:p>
          </table:table-cell>
          <table:table-cell table:formula="of:=[.J7]^2" office:value-type="float" office:value="0.161359214187128" calcext:value-type="float">
            <text:p>0.1613592142</text:p>
          </table:table-cell>
        </table:table-row>
        <table:table-row table:style-name="ro1">
          <table:table-cell table:formula="of:=AVERAGE([.A6:.A7])" office:value-type="float" office:value="5.71" calcext:value-type="float">
            <text:p>5.71</text:p>
          </table:table-cell>
          <table:table-cell/>
          <table:table-cell table:formula="of:=AVERAGE([.C6:.C7])" office:value-type="float" office:value="7.4" calcext:value-type="float">
            <text:p>7.4</text:p>
          </table:table-cell>
          <table:table-cell table:number-columns-repeated="4"/>
          <table:table-cell table:formula="of:=[.H7]+(5.92-4.425)/19" office:value-type="float" office:value="4.89710526315789" calcext:value-type="float">
            <text:p>4.90</text:p>
          </table:table-cell>
          <table:table-cell office:value-type="float" office:value="6" calcext:value-type="float">
            <text:p>6</text:p>
          </table:table-cell>
          <table:table-cell table:formula="of:=SIN(2 * PI() * ([.H8]-[.$H$2]) / [.$F$2])" office:value-type="float" office:value="0.475947393037072" calcext:value-type="float">
            <text:p>0.475947393</text:p>
          </table:table-cell>
          <table:table-cell table:formula="of:=[.J8]^2" office:value-type="float" office:value="0.226525920938785" calcext:value-type="float">
            <text:p>0.2265259209</text:p>
          </table:table-cell>
        </table:table-row>
        <table:table-row table:style-name="ro1">
          <table:table-cell table:number-columns-repeated="7"/>
          <table:table-cell table:formula="of:=[.H8]+(5.92-4.425)/19" office:value-type="float" office:value="4.97578947368421" calcext:value-type="float">
            <text:p>4.98</text:p>
          </table:table-cell>
          <table:table-cell office:value-type="float" office:value="8" calcext:value-type="float">
            <text:p>8</text:p>
          </table:table-cell>
          <table:table-cell table:formula="of:=SIN(2 * PI() * ([.H9]-[.$H$2]) / [.$F$2])" office:value-type="float" office:value="0.546948158122425" calcext:value-type="float">
            <text:p>0.5469481581</text:p>
          </table:table-cell>
          <table:table-cell table:formula="of:=[.J9]^2" office:value-type="float" office:value="0.299152287673513" calcext:value-type="float">
            <text:p>0.2991522877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/>
          <table:table-cell office:value-type="float" office:value="6.88" calcext:value-type="float">
            <text:p>6.88</text:p>
          </table:table-cell>
          <table:table-cell/>
          <table:table-cell office:value-type="float" office:value="5.5" calcext:value-type="float">
            <text:p>5.5</text:p>
          </table:table-cell>
          <table:table-cell table:formula="of:=4*([.C12]-[.A12])" office:value-type="float" office:value="5.48" calcext:value-type="float">
            <text:p>5.48</text:p>
          </table:table-cell>
          <table:table-cell table:formula="of:=1/[.F10]" office:value-type="float" office:value="0.182481751824818" calcext:value-type="float">
            <text:p>0.1824817518</text:p>
          </table:table-cell>
          <table:table-cell table:formula="of:=[.H9]+(5.92-4.425)/19" office:value-type="float" office:value="5.05447368421052" calcext:value-type="float">
            <text:p>5.05</text:p>
          </table:table-cell>
          <table:table-cell office:value-type="float" office:value="10" calcext:value-type="float">
            <text:p>10</text:p>
          </table:table-cell>
          <table:table-cell table:formula="of:=SIN(2 * PI() * ([.H10]-[.$H$2]) / [.$F$2])" office:value-type="float" office:value="0.614212712689666" calcext:value-type="float">
            <text:p>0.6142127127</text:p>
          </table:table-cell>
          <table:table-cell table:formula="of:=[.J10]^2" office:value-type="float" office:value="0.377257256429598" calcext:value-type="float">
            <text:p>0.3772572564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/>
          <table:table-cell office:value-type="float" office:value="7.95" calcext:value-type="float">
            <text:p>7.95</text:p>
          </table:table-cell>
          <table:table-cell table:number-columns-repeated="4"/>
          <table:table-cell table:formula="of:=[.H10]+(5.92-4.425)/19" office:value-type="float" office:value="5.13315789473684" calcext:value-type="float">
            <text:p>5.13</text:p>
          </table:table-cell>
          <table:table-cell office:value-type="float" office:value="12" calcext:value-type="float">
            <text:p>12</text:p>
          </table:table-cell>
          <table:table-cell table:formula="of:=SIN(2 * PI() * ([.H11]-[.$H$2]) / [.$F$2])" office:value-type="float" office:value="0.677281571625739" calcext:value-type="float">
            <text:p>0.6772815716</text:p>
          </table:table-cell>
          <table:table-cell table:formula="of:=[.J11]^2" office:value-type="float" office:value="0.458710327263831" calcext:value-type="float">
            <text:p>0.4587103273</text:p>
          </table:table-cell>
        </table:table-row>
        <table:table-row table:style-name="ro1">
          <table:table-cell table:formula="of:=AVERAGE([.A10:.A11])" office:value-type="float" office:value="6.045" calcext:value-type="float">
            <text:p>6.045</text:p>
          </table:table-cell>
          <table:table-cell/>
          <table:table-cell table:formula="of:=AVERAGE([.C10:.C11])" office:value-type="float" office:value="7.415" calcext:value-type="float">
            <text:p>7.415</text:p>
          </table:table-cell>
          <table:table-cell table:number-columns-repeated="4"/>
          <table:table-cell table:formula="of:=[.H11]+(5.92-4.425)/19" office:value-type="float" office:value="5.21184210526315" calcext:value-type="float">
            <text:p>5.21</text:p>
          </table:table-cell>
          <table:table-cell office:value-type="float" office:value="15" calcext:value-type="float">
            <text:p>15</text:p>
          </table:table-cell>
          <table:table-cell table:formula="of:=SIN(2 * PI() * ([.H12]-[.$H$2]) / [.$F$2])" office:value-type="float" office:value="0.735723910673129" calcext:value-type="float">
            <text:p>0.7357239107</text:p>
          </table:table-cell>
          <table:table-cell table:formula="of:=[.J12]^2" office:value-type="float" office:value="0.541289672736163" calcext:value-type="float">
            <text:p>0.5412896727</text:p>
          </table:table-cell>
        </table:table-row>
        <table:table-row table:style-name="ro1">
          <table:table-cell table:number-columns-repeated="7"/>
          <table:table-cell table:formula="of:=[.H12]+(5.92-4.425)/19" office:value-type="float" office:value="5.29052631578947" calcext:value-type="float">
            <text:p>5.29</text:p>
          </table:table-cell>
          <table:table-cell office:value-type="float" office:value="18" calcext:value-type="float">
            <text:p>18</text:p>
          </table:table-cell>
          <table:table-cell table:formula="of:=SIN(2 * PI() * ([.H13]-[.$H$2]) / [.$F$2])" office:value-type="float" office:value="0.789140509396391" calcext:value-type="float">
            <text:p>0.7891405094</text:p>
          </table:table-cell>
          <table:table-cell table:formula="of:=[.J13]^2" office:value-type="float" office:value="0.622742743570396" calcext:value-type="float">
            <text:p>0.6227427436</text:p>
          </table:table-cell>
        </table:table-row>
        <table:table-row table:style-name="ro1">
          <table:table-cell table:number-columns-repeated="7"/>
          <table:table-cell table:formula="of:=[.H13]+(5.92-4.425)/19" office:value-type="float" office:value="5.36921052631579" calcext:value-type="float">
            <text:p>5.37</text:p>
          </table:table-cell>
          <table:table-cell office:value-type="float" office:value="20" calcext:value-type="float">
            <text:p>20</text:p>
          </table:table-cell>
          <table:table-cell table:formula="of:=SIN(2 * PI() * ([.H14]-[.$H$2]) / [.$F$2])" office:value-type="float" office:value="0.837166478262526" calcext:value-type="float">
            <text:p>0.8371664783</text:p>
          </table:table-cell>
          <table:table-cell table:formula="of:=[.J14]^2" office:value-type="float" office:value="0.700847712326481" calcext:value-type="float">
            <text:p>0.7008477123</text:p>
          </table:table-cell>
        </table:table-row>
        <table:table-row table:style-name="ro1">
          <table:table-cell table:number-columns-repeated="7"/>
          <table:table-cell table:formula="of:=[.H14]+(5.92-4.425)/19" office:value-type="float" office:value="5.4478947368421" calcext:value-type="float">
            <text:p>5.45</text:p>
          </table:table-cell>
          <table:table-cell office:value-type="float" office:value="23" calcext:value-type="float">
            <text:p>23</text:p>
          </table:table-cell>
          <table:table-cell table:formula="of:=SIN(2 * PI() * ([.H15]-[.$H$2]) / [.$F$2])" office:value-type="float" office:value="0.879473751206487" calcext:value-type="float">
            <text:p>0.8794737512</text:p>
          </table:table-cell>
          <table:table-cell table:formula="of:=[.J15]^2" office:value-type="float" office:value="0.77347407906121" calcext:value-type="float">
            <text:p>0.7734740791</text:p>
          </table:table-cell>
        </table:table-row>
        <table:table-row table:style-name="ro1">
          <table:table-cell table:number-columns-repeated="7"/>
          <table:table-cell table:formula="of:=[.H15]+(5.92-4.425)/19" office:value-type="float" office:value="5.52657894736842" calcext:value-type="float">
            <text:p>5.53</text:p>
          </table:table-cell>
          <table:table-cell office:value-type="float" office:value="26" calcext:value-type="float">
            <text:p>26</text:p>
          </table:table-cell>
          <table:table-cell table:formula="of:=SIN(2 * PI() * ([.H16]-[.$H$2]) / [.$F$2])" office:value-type="float" office:value="0.915773326655055" calcext:value-type="float">
            <text:p>0.9157733267</text:p>
          </table:table-cell>
          <table:table-cell table:formula="of:=[.J16]^2" office:value-type="float" office:value="0.838640785812867" calcext:value-type="float">
            <text:p>0.8386407858</text:p>
          </table:table-cell>
        </table:table-row>
        <table:table-row table:style-name="ro1">
          <table:table-cell table:number-columns-repeated="7"/>
          <table:table-cell table:formula="of:=[.H16]+(5.92-4.425)/19" office:value-type="float" office:value="5.60526315789473" calcext:value-type="float">
            <text:p>5.61</text:p>
          </table:table-cell>
          <table:table-cell office:value-type="float" office:value="28" calcext:value-type="float">
            <text:p>28</text:p>
          </table:table-cell>
          <table:table-cell table:formula="of:=SIN(2 * PI() * ([.H17]-[.$H$2]) / [.$F$2])" office:value-type="float" office:value="0.945817241700633" calcext:value-type="float">
            <text:p>0.9458172417</text:p>
          </table:table-cell>
          <table:table-cell table:formula="of:=[.J17]^2" office:value-type="float" office:value="0.894570254698194" calcext:value-type="float">
            <text:p>0.8945702547</text:p>
          </table:table-cell>
        </table:table-row>
        <table:table-row table:style-name="ro1">
          <table:table-cell table:number-columns-repeated="7"/>
          <table:table-cell table:formula="of:=[.H17]+(5.92-4.425)/19" office:value-type="float" office:value="5.68394736842105" calcext:value-type="float">
            <text:p>5.68</text:p>
          </table:table-cell>
          <table:table-cell office:value-type="float" office:value="30" calcext:value-type="float">
            <text:p>30</text:p>
          </table:table-cell>
          <table:table-cell table:formula="of:=SIN(2 * PI() * ([.H18]-[.$H$2]) / [.$F$2])" office:value-type="float" office:value="0.969400265939329" calcext:value-type="float">
            <text:p>0.9694002659</text:p>
          </table:table-cell>
          <table:table-cell table:formula="of:=[.J18]^2" office:value-type="float" office:value="0.939736875603242" calcext:value-type="float">
            <text:p>0.9397368756</text:p>
          </table:table-cell>
        </table:table-row>
        <table:table-row table:style-name="ro1">
          <table:table-cell table:number-columns-repeated="7"/>
          <table:table-cell table:formula="of:=[.H18]+(5.92-4.425)/19" office:value-type="float" office:value="5.76263157894736" calcext:value-type="float">
            <text:p>5.76</text:p>
          </table:table-cell>
          <table:table-cell office:value-type="float" office:value="31" calcext:value-type="float">
            <text:p>31</text:p>
          </table:table-cell>
          <table:table-cell table:formula="of:=SIN(2 * PI() * ([.H19]-[.$H$2]) / [.$F$2])" office:value-type="float" office:value="0.986361303402721" calcext:value-type="float">
            <text:p>0.9863613034</text:p>
          </table:table-cell>
          <table:table-cell table:formula="of:=[.J19]^2" office:value-type="float" office:value="0.972908620850316" calcext:value-type="float">
            <text:p>0.9729086209</text:p>
          </table:table-cell>
        </table:table-row>
        <table:table-row table:style-name="ro1">
          <table:table-cell table:number-columns-repeated="7"/>
          <table:table-cell table:formula="of:=[.H19]+(5.92-4.425)/19" office:value-type="float" office:value="5.84131578947368" calcext:value-type="float">
            <text:p>5.84</text:p>
          </table:table-cell>
          <table:table-cell office:value-type="float" office:value="32" calcext:value-type="float">
            <text:p>32</text:p>
          </table:table-cell>
          <table:table-cell table:formula="of:=SIN(2 * PI() * ([.H20]-[.$H$2]) / [.$F$2])" office:value-type="float" office:value="0.996584493006669" calcext:value-type="float">
            <text:p>0.996584493</text:p>
          </table:table-cell>
          <table:table-cell table:formula="of:=[.J20]^2" office:value-type="float" office:value="0.99318065170136" calcext:value-type="float">
            <text:p>0.9931806517</text:p>
          </table:table-cell>
        </table:table-row>
        <table:table-row table:style-name="ro1">
          <table:table-cell table:number-columns-repeated="7"/>
          <table:table-cell table:formula="of:=[.H20]+(5.92-4.425)/19" office:value-type="float" office:value="5.91999999999999" calcext:value-type="float">
            <text:p>5.92</text:p>
          </table:table-cell>
          <table:table-cell office:value-type="float" office:value="32" calcext:value-type="float">
            <text:p>32</text:p>
          </table:table-cell>
          <table:table-cell table:formula="of:=SIN(2 * PI() * ([.H21]-[.$H$2]) / [.$F$2])" office:value-type="float" office:value="1" calcext:value-type="float">
            <text:p>1</text:p>
          </table:table-cell>
          <table:table-cell table:formula="of:=[.J21]^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Segoe UI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0:10:39.032849410</meta:creation-date>
    <dc:date>2014-11-19T10:45:32.387393981</dc:date>
    <meta:editing-duration>PT3M</meta:editing-duration>
    <meta:editing-cycles>1</meta:editing-cycles>
    <meta:document-statistic meta:table-count="1" meta:cell-count="115" meta:object-count="2"/>
    <meta:generator>LibreOffice/4.3.4.1$Linux_X86_64 LibreOffice_project/43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69cm" svg:y="3.703cm" style:legend-expansion="high" chart:style-name="ch2"/>
        <chart:plot-area chart:style-name="ch3" table:cell-range-address="Sheet1.I1:Sheet1.J21" chart:data-source-has-labels="row" svg:x="0.32cm" svg:y="0.18cm" svg:width="11.529cm" svg:height="8.64cm">
          <chartooo:coordinate-region svg:x="0.994cm" svg:y="0.379cm" svg:width="10.5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21" chart:label-cell-address="Sheet1.J1:Sheet1.J1" chart:class="chart:scatter">
            <chart:domain table:cell-range-address="Sheet1.J2:Sheet1.J21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 svg:x="1.094cm" svg:y="1.915cm"/>
            </chart:regression-curve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2:Sheet1.J21</svg:desc>
                </draw:g>
              </table:table-cell>
              <table:table-cell office:value-type="float" office:value="0">
                <text:p>0</text:p>
                <draw:g>
                  <svg:desc>Sheet1.I2:Sheet1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2579345472332">
                <text:p>0.08257934547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4594590280733">
                <text:p>0.164594590280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5485487140798">
                <text:p>0.245485487140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4699469204682">
                <text:p>0.3246994692046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1695424652968">
                <text:p>0.401695424652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5947393037072">
                <text:p>0.4759473930370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6948158122425">
                <text:p>0.5469481581224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4212712689666">
                <text:p>0.6142127126896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7281571625739">
                <text:p>0.6772815716257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5723910673129">
                <text:p>0.7357239106731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9140509396391">
                <text:p>0.7891405093963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37166478262526">
                <text:p>0.8371664782625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9473751206487">
                <text:p>0.8794737512064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5773326655055">
                <text:p>0.9157733266550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5817241700633">
                <text:p>0.9458172417006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69400265939329">
                <text:p>0.9694002659393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6361303402721">
                <text:p>0.9863613034027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6584493006669">
                <text:p>0.9965844930066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511cm" svg:y="3.954cm" style:legend-expansion="high" chart:style-name="ch2"/>
        <chart:plot-area chart:style-name="ch3" table:cell-range-address="Sheet1.I1:Sheet1.I21 Sheet1.K1:Sheet1.K21" chart:data-source-has-labels="row" svg:x="0.319cm" svg:y="0.18cm" svg:width="11.873cm" svg:height="8.645cm">
          <chartooo:coordinate-region svg:x="0.993cm" svg:y="0.379cm" svg:width="10.93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21" chart:label-cell-address="Sheet1.K1:Sheet1.K1" chart:class="chart:scatter">
            <chart:domain table:cell-range-address="Sheet1.K2:Sheet1.K21"/>
            <chart:regression-curve chart:style-name="ch7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E^2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2:Sheet1.K21</svg:desc>
                </draw:g>
              </table:table-cell>
              <table:table-cell office:value-type="float" office:value="0">
                <text:p>0</text:p>
                <draw:g>
                  <svg:desc>Sheet1.I2:Sheet1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81934829863876">
                <text:p>0.0068193482986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70913791496824">
                <text:p>0.0270913791496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0263124396755">
                <text:p>0.060263124396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5429745301802">
                <text:p>0.105429745301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1359214187128">
                <text:p>0.161359214187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6525920938785">
                <text:p>0.2265259209387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9152287673513">
                <text:p>0.2991522876735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7257256429598">
                <text:p>0.3772572564295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8710327263831">
                <text:p>0.4587103272638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1289672736163">
                <text:p>0.541289672736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2742743570396">
                <text:p>0.6227427435703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0847712326481">
                <text:p>0.7008477123264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347407906121">
                <text:p>0.773474079061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8640785812867">
                <text:p>0.8386407858128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4570254698194">
                <text:p>0.8945702546981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39736875603242">
                <text:p>0.9397368756032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72908620850316">
                <text:p>0.9729086208503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18065170136">
                <text:p>0.993180651701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